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2" style:family="table-column">
      <style:table-column-properties fo:break-before="auto" style:column-width="0.95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21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0.658cm"/>
    </style:style>
    <style:style style:name="co36" style:family="table-column">
      <style:table-column-properties fo:break-before="auto" style:column-width="2.912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1.117cm"/>
    </style:style>
    <style:style style:name="co4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#7ffe00"/>
    </style:style>
    <style:style style:name="ce2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15"/>
        <table:table-column table:style-name="co38" table:default-cell-style-name="Default"/>
        <table:table-column table:style-name="co2" table:default-cell-style-name="ce15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ce15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table:style-name="ce15"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/>
          <table:table-cell table:style-name="ce15" table:number-columns-repeated="16375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 office:value-type="string" calcext:value-type="string">
            <text:p>875.35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table:style-name="ce15" office:value-type="string" calcext:value-type="string">
            <text:p>2.93</text:p>
          </table:table-cell>
          <table:table-cell table:style-name="ce15"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/>
          <table:table-cell/>
          <table:table-cell table:style-name="ce15" table:number-columns-repeated="2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table:style-name="ce15" office:value-type="string" calcext:value-type="string">
            <text:p>2.92</text:p>
          </table:table-cell>
          <table:table-cell table:style-name="ce15"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1" table:default-cell-style-name="ce15"/>
        <table:table-column table:style-name="co3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3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3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.00.0000</text:date>, <text:time style:data-style-name="N2" text:time-value="04:43:40.9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06T04:44:02.293000000</dc:date>
    <meta:editing-duration>P4DT12H51M25S</meta:editing-duration>
    <meta:editing-cycles>1773</meta:editing-cycles>
    <meta:document-statistic meta:table-count="4" meta:cell-count="9955" meta:object-count="0"/>
  </office:meta>
</office:document-meta>
</file>